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30%" fo:padding="0in" fo:border="none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 style:list-style-name="WWNum2">
      <style:paragraph-properties fo:margin-left="0in" fo:margin-right="0.2083in" fo:margin-top="0.222in" fo:margin-bottom="0in" loext:contextual-spacing="false" fo:line-height="130%" fo:text-indent="0in" style:auto-text-indent="false" fo:padding="0in" fo:border="none"/>
    </style:style>
    <style:style style:name="P5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list-style-name="WWNum2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7" style:family="paragraph" style:parent-style-name="Standard" style:list-style-name="WWNum1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8" style:family="paragraph" style:parent-style-name="Standard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padding="0in" fo:border="none"/>
    </style:style>
    <style:style style:name="P10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11" style:family="paragraph" style:parent-style-name="Heading_20_1">
      <style:paragraph-properties fo:padding="0in" fo:border="none"/>
    </style:style>
    <style:style style:name="P12" style:family="paragraph" style:parent-style-name="Heading_20_2">
      <style:paragraph-properties fo:padding="0in" fo:border="none"/>
    </style:style>
    <style:style style:name="P13" style:family="paragraph" style:parent-style-name="Heading_20_3">
      <style:paragraph-properties fo:padding="0in" fo:border="none"/>
    </style:style>
    <style:style style:name="P14" style:family="paragraph" style:parent-style-name="Subtitle">
      <style:paragraph-properties fo:padding="0in" fo:border="none"/>
    </style:style>
    <style:style style:name="P15" style:family="paragraph" style:parent-style-name="Title">
      <style:paragraph-properties fo:padding="0in" fo:border="none"/>
    </style:style>
    <style:style style:name="T1" style:family="text">
      <style:text-properties fo:color="#000000" style:font-name="Open Sans" style:font-name-asian="Open Sans1" style:font-name-complex="Open Sans1"/>
    </style:style>
    <style:style style:name="T2" style:family="text">
      <style:text-properties fo:color="#000000" style:font-name="Open Sans" fo:font-weight="bold" style:font-name-asian="Open Sans1" style:font-weight-asian="bold" style:font-name-complex="Open Sans1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/>
    </style:style>
    <style:style style:name="T5" style:family="text">
      <style:text-properties fo:font-weight="normal" style:font-weight-asian="normal"/>
    </style:style>
    <style:style style:name="T6" style:family="text">
      <style:text-properties fo:font-style="italic" fo:font-weight="normal" style:font-style-asian="italic" style:font-weight-asian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8" style:family="text">
      <style:text-properties fo:color="#666666" style:font-name="Merriweather" style:font-name-asian="Merriweather1" style:font-name-complex="Merriweather1"/>
    </style:style>
    <style:style style:name="T9" style:family="text">
      <style:text-properties fo:color="#b7b7b7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underline-style="none"/>
    </style:style>
    <style:style style:name="T1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bookmark text:name="_x8fm1uorkbaw"/>Your Name</text:p>
            <text:p text:style-name="P14"><text:bookmark text:name="_ymi089liagec"/>Lorem ipsum dolor sit amet, consectetuer adipiscing elit</text:p>
          </table:table-cell>
          <table:table-cell table:style-name="Table1.A1" office:value-type="string">
            <text:p text:style-name="P3"><text:span text:style-name="T1">123 Your Street</text:span></text:p>
            <text:p text:style-name="P3"><text:span text:style-name="T1">Your City, ST 12345</text:span></text:p>
            <text:p text:style-name="P3"><text:span text:style-name="T2">(123) 456-7890</text:span></text:p>
            <text:p text:style-name="P3"><text:span text:style-name="T2">no_reply@example.com</text:span></text:p>
          </table:table-cell>
        </table:table-row>
        <table:table-row table:style-name="Table1.2">
          <table:table-cell table:style-name="Table1.A1" office:value-type="string">
            <text:p text:style-name="P11"><text:bookmark text:name="_y7d3xdxnr44m"/>EXPERIENCE</text:p>
            <text:p text:style-name="P12"><text:bookmark text:name="_rfgvkg2ifhfd"/><text:span text:style-name="T3">Company, </text:span><text:span text:style-name="T4">Location</text:span><text:span text:style-name="T5"> — </text:span><text:span text:style-name="T6">Job Title</text:span></text:p>
            <text:p text:style-name="P13"><text:bookmark text:name="_n64fgzu3lwuy"/>MONTH 20XX - PRESENT</text:p>
            <text:p text:style-name="P9">Lorem ipsum dolor sit amet, consectetuer adipiscing elit, sed diam nonummy nibh.</text:p>
            <text:p text:style-name="P12"><text:bookmark text:name="_wj0puh61kxsr"/><text:span text:style-name="T3">Company, </text:span><text:span text:style-name="T4">Location</text:span><text:span text:style-name="T5"> — </text:span><text:span text:style-name="T6">Job Title</text:span></text:p>
            <text:p text:style-name="P13"><text:bookmark text:name="_8hk593fs3sag"/>MONTH 20XX - MONTH 20XX</text:p>
            <text:p text:style-name="P9">Lorem ipsum dolor sit amet, consectetuer adipiscing elit, sed diam nonummy nibh.</text:p>
            <text:p text:style-name="P12"><text:bookmark text:name="_1hxcpsc1hco2"/>Company, <text:span text:style-name="T5">Location</text:span> <text:span text:style-name="T5">— </text:span><text:span text:style-name="T6">Job Title</text:span></text:p>
            <text:p text:style-name="P13"><text:bookmark text:name="_ybypdmed418m"/>MONTH 20XX - MONTH 20XX</text:p>
            <text:p text:style-name="P9">Lorem ipsum dolor sit amet, consectetuer adipiscing elit, sed diam nonummy nibh.</text:p>
            <text:p text:style-name="P11"><text:bookmark text:name="_yk8luflkpwij"/>EDUCATION</text:p>
            <text:p text:style-name="P12"><text:bookmark text:name="_6wymnhinx9q5"/>School Name, <text:span text:style-name="T5">Location — </text:span><text:span text:style-name="T6">Degree</text:span></text:p>
            <text:p text:style-name="P13"><text:bookmark text:name="_7vtcyzeczjot"/>MONTH 20XX - MONTH 20XX</text:p>
            <text:p text:style-name="P2">Lorem ipsum dolor sit amet, consectetuer adipiscing elit, sed diam nonummy nibh euismod tincidunt ut laoreet dolore.</text:p>
            <text:p text:style-name="P12"><text:bookmark text:name="_czfiadnsgnzp"/>School Name, <text:span text:style-name="T5">Location — </text:span><text:span text:style-name="T6">Degree</text:span></text:p>
            <text:p text:style-name="P13"><text:bookmark text:name="_miiyt1y6sl7g"/>MONTH 20XX - MONTH 20XX</text:p>
            <text:p text:style-name="P2">Lorem ipsum dolor sit amet, consectetuer adipiscing elit, sed diam.</text:p>
            <text:p text:style-name="P11"><text:bookmark text:name="_jhv78pp9wtzd"/>PROJECTS</text:p>
            <text:p text:style-name="P12"><text:bookmark text:name="_vm051rmyhoww"/>Project Name <text:span text:style-name="T5">— </text:span><text:span text:style-name="T6">Detail</text:span></text:p>
            <text:p text:style-name="P2">Lorem ipsum dolor sit amet, consectetuer adipiscing elit.</text:p>
          </table:table-cell>
          <table:table-cell table:style-name="Table1.A1" office:value-type="string">
            <text:p text:style-name="P11"><text:bookmark text:name="_ca0awj8022e2"/>SKILLS</text:p>
            <text:list xml:id="list2935077671" text:style-name="WWNum2">
              <text:list-item>
                <text:p text:style-name="P4">Lorem ipsum dolor sit amet.</text:p>
              </text:list-item>
              <text:list-item>
                <text:p text:style-name="P6">Consectetuer adipiscing elit.</text:p>
              </text:list-item>
            </text:list>
            <text:list xml:id="list4062031303" text:style-name="WWNum1">
              <text:list-item>
                <text:p text:style-name="P7">Sed diam nonummy nibh euismod tincidunt.</text:p>
              </text:list-item>
            </text:list>
            <text:list xml:id="list83909335247976" text:continue-list="list2935077671" text:style-name="WWNum2">
              <text:list-item>
                <text:p text:style-name="P6">L​​​‌​aoreet dolore magna aliquam erat volutpat.</text:p>
              </text:list-item>
            </text:list>
            <text:p text:style-name="P11"><text:bookmark text:name="_tuxh7mwdaxox"/>AWARDS</text:p>
            <text:p text:style-name="P5"><text:span text:style-name="T12">Lorem ipsum</text:span> <text:span text:style-name="T12">dolor sit</text:span> amet Consectetuer adipiscing elit, Sed diam nonummy</text:p>
            <text:p text:style-name="P8"><text:span text:style-name="T12">Nibh euismod tincidunt</text:span> ut laoreet dolore magna aliquam erat volutpat.</text:p>
            <text:p text:style-name="P8"><text:span text:style-name="T12">Lorem ipsum dolor sit</text:span> amet Consectetuer adipiscing elit, Sed diam nonummy</text:p>
            <text:p text:style-name="P8"><text:span text:style-name="T12">Nibh euismod tincidunt</text:span> ut laoreet dolore magna aliquam erat volutpat.</text:p>
            <text:p text:style-name="P11"><text:bookmark text:name="_cxxkes25b26"/>LANGUAGES</text:p>
            <text:p text:style-name="P5">Lorem ipsum, Dolor sit amet, Consectetu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8" meta:word-count="211" meta:character-count="1414" meta:non-whitespace-character-count="1192"/>
    <meta:generator>LibreOfficeDev/6.0.5.2$Linux_X86_64 LibreOffice_project/</meta:generator>
  </office:meta>
</office:document-meta>
</file>